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cane_devo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big_area_dmg_mana</text:p>
          </table:table-cell>
          <table:table-cell table:number-columns-repeated="8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8"/>
          <table:table-cell office:value-type="string" calcext:value-type="string">
            <text:p>big_inc_area_spell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area_dmg_mana</text:p>
          </table:table-cell>
          <table:table-cell table:number-columns-repeated="3"/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table:number-columns-repeated="3"/>
          <table:table-cell office:value-type="string" calcext:value-type="string">
            <text:p>inc_area_spell_dmg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area_dmg_man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c_area_spell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14"/>
          <table:table-cell office:value-type="string" calcext:value-type="string">
            <text:p>area_dmg_mana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_area_spell_dmg</text:p>
          </table:table-cell>
          <table:table-cell table:number-columns-repeated="1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19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spell_cr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magical_lif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ormen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divinity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7"/>
          <table:table-cell office:value-type="string" calcext:value-type="string">
            <text:p>big_po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gambler</text:p>
          </table:table-cell>
          <table:table-cell table:number-columns-repeated="2"/>
          <table:table-cell office:value-type="string" calcext:value-type="string">
            <text:p>big_poison_alchem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4"/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ele_unit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lacerat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10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balisti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rat</text:p>
          </table:table-cell>
          <table:table-cell table:number-columns-repeated="2"/>
          <table:table-cell office:value-type="string" calcext:value-type="string">
            <text:p>big_fro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hunter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hp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inner_sense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health_phys_dmg</text:p>
          </table:table-cell>
          <table:table-cell table:number-columns-repeated="7"/>
          <table:table-cell office:value-type="string" calcext:value-type="string">
            <text:p>big_hunt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59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59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str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0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7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21:19:12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2-04T21:38:34.031000000</dc:date>
    <meta:editing-cycles>243</meta:editing-cycles>
    <meta:editing-duration>PT13H6M24S</meta:editing-duration>
    <meta:document-statistic meta:table-count="1" meta:cell-count="2724" meta:object-count="0"/>
  </office:meta>
</office:document-meta>
</file>